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leObj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2" svg:font-family="Calibri"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8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paragraph-rsid="0026b2d9"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officeooo:paragraph-rsid="002d64dc"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2pt" fo:font-weight="normal" officeooo:paragraph-rsid="0046dc9f"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2pt" fo:font-weight="normal" officeooo:paragraph-rsid="004a9061"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2pt" fo:font-weight="bold" officeooo:paragraph-rsid="000d848a"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 fo:font-size="12pt" fo:font-weight="bold" officeooo:paragraph-rsid="004a9061"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in" fo:margin-bottom="0.139in" loext:contextual-spacing="false" fo:line-height="115%" fo:text-align="start" style:justify-single-word="false"/>
      <style:text-properties style:use-window-font-color="true" style:font-name="Liberation Serif" fo:font-size="12pt" fo:font-weight="normal" officeooo:paragraph-rsid="00118a43" fo:background-color="transparent" style:font-name-asian="Liberation Serif" style:font-name-complex="Liberation Serif"/>
    </style:style>
    <style:style style:name="P13" style:family="paragraph" style:parent-style-name="Standard">
      <style:paragraph-properties fo:margin-top="0in" fo:margin-bottom="0.139in" loext:contextual-spacing="false" fo:line-height="100%" fo:text-align="start" style:justify-single-word="false"/>
      <style:text-properties style:use-window-font-color="true" style:font-name="Liberation Serif" fo:font-size="12pt" fo:font-weight="normal" officeooo:paragraph-rsid="000c2453" fo:background-color="transparent" style:font-name-asian="Liberation Serif" style:font-name-complex="Liberation Serif"/>
    </style:style>
    <style:style style:name="P14" style:family="paragraph" style:parent-style-name="Standard">
      <style:paragraph-properties fo:margin-top="0in" fo:margin-bottom="0.139in" loext:contextual-spacing="false" fo:line-height="100%" fo:text-align="start" style:justify-single-word="false"/>
      <style:text-properties style:use-window-font-color="true" style:font-name="Liberation Serif" fo:font-size="12pt" fo:font-weight="normal" officeooo:paragraph-rsid="00436f70" fo:background-color="transparent" style:font-name-asian="Liberation Serif" style:font-name-complex="Liberation Seri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fo:language="en" fo:country="US" style:font-size-asian="11pt"/>
    </style:style>
    <style:style style:name="T5" style:family="text">
      <style:text-properties fo:language="en" fo:country="US" officeooo:rsid="000b3f98" style:font-size-asian="11pt"/>
    </style:style>
    <style:style style:name="T6" style:family="text">
      <style:text-properties fo:language="en" fo:country="US" officeooo:rsid="003901c4" style:font-size-asian="11pt"/>
    </style:style>
    <style:style style:name="T7" style:family="text">
      <style:text-properties fo:language="en" fo:country="US" officeooo:rsid="00390cdb" style:font-size-asian="11pt"/>
    </style:style>
    <style:style style:name="T8" style:family="text">
      <style:text-properties fo:language="en" fo:country="US" officeooo:rsid="0043ca0b" style:font-size-asian="11pt"/>
    </style:style>
    <style:style style:name="T9" style:family="text">
      <style:text-properties fo:language="en" fo:country="US" fo:font-weight="normal" style:font-size-asian="11pt"/>
    </style:style>
    <style:style style:name="T10" style:family="text">
      <style:text-properties fo:language="en" fo:country="US" fo:font-weight="normal" officeooo:rsid="000dfd79" style:font-size-asian="11pt"/>
    </style:style>
    <style:style style:name="T11" style:family="text">
      <style:text-properties officeooo:rsid="000c2453"/>
    </style:style>
    <style:style style:name="T12" style:family="text">
      <style:text-properties officeooo:rsid="0017a7ce"/>
    </style:style>
    <style:style style:name="T13" style:family="text">
      <style:text-properties officeooo:rsid="00190c1e"/>
    </style:style>
    <style:style style:name="T14" style:family="text">
      <style:text-properties officeooo:rsid="001aad4f"/>
    </style:style>
    <style:style style:name="T15" style:family="text">
      <style:text-properties officeooo:rsid="001ca226"/>
    </style:style>
    <style:style style:name="T16" style:family="text">
      <style:text-properties officeooo:rsid="00205c62"/>
    </style:style>
    <style:style style:name="T17" style:family="text">
      <style:text-properties officeooo:rsid="00222f66"/>
    </style:style>
    <style:style style:name="T18" style:family="text">
      <style:text-properties officeooo:rsid="002785d5"/>
    </style:style>
    <style:style style:name="T19" style:family="text">
      <style:text-properties officeooo:rsid="00295386"/>
    </style:style>
    <style:style style:name="T20" style:family="text">
      <style:text-properties officeooo:rsid="002af1d4"/>
    </style:style>
    <style:style style:name="T21" style:family="text">
      <style:text-properties officeooo:rsid="002ba174"/>
    </style:style>
    <style:style style:name="T22" style:family="text">
      <style:text-properties officeooo:rsid="002be889"/>
    </style:style>
    <style:style style:name="T23" style:family="text">
      <style:text-properties officeooo:rsid="002f0dd1"/>
    </style:style>
    <style:style style:name="T24" style:family="text">
      <style:text-properties officeooo:rsid="00335c28"/>
    </style:style>
    <style:style style:name="T25" style:family="text">
      <style:text-properties officeooo:rsid="003b2719"/>
    </style:style>
    <style:style style:name="T26" style:family="text">
      <style:text-properties officeooo:rsid="003e584f"/>
    </style:style>
    <style:style style:name="T27" style:family="text">
      <style:text-properties officeooo:rsid="004211a0"/>
    </style:style>
    <style:style style:name="T28" style:family="text">
      <style:text-properties officeooo:rsid="0043e9b1"/>
    </style:style>
    <style:style style:name="T29" style:family="text">
      <style:text-properties officeooo:rsid="00451513"/>
    </style:style>
    <style:style style:name="T30" style:family="text">
      <style:text-properties officeooo:rsid="0046dc9f"/>
    </style:style>
    <style:style style:name="T31" style:family="text">
      <style:text-properties officeooo:rsid="00476daa"/>
    </style:style>
    <style:style style:name="T32" style:family="text">
      <style:text-properties officeooo:rsid="004c33cc"/>
    </style:style>
    <style:style style:name="T33" style:family="text">
      <style:text-properties officeooo:rsid="004e1cf6"/>
    </style:style>
    <style:style style:name="T34" style:family="text">
      <style:text-properties officeooo:rsid="0050e202"/>
    </style:style>
    <style:style style:name="T35" style:family="text">
      <style:text-properties officeooo:rsid="0057799b"/>
    </style:style>
    <style:style style:name="T36" style:family="text">
      <style:text-properties officeooo:rsid="00595bed"/>
    </style:style>
    <style:style style:name="fr1" style:family="graphic" style:parent-style-name="OLE">
      <style:graphic-properties style:vertical-pos="top" style:vertical-rel="baseline"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rtrag:</text:p>
      <text:p text:style-name="P11"/>
      <text:p text:style-name="P11"/>
      <text:p text:style-name="P3"><text:span text:style-name="T12">Wir bauen unseren Microcontroller mit der </text:span>AVR-Architektur und als Übertragungssensor <text:span text:style-name="T13">nutzen wir den</text:span> TI CC1101.</text:p>
      <text:p text:style-name="P11"/>
      <text:p text:style-name="P8">Einschub AVR-Infos:</text:p>
      <text:p text:style-name="P3">Die AVR-Microcontroller sind ausgelegt um effizienten Ausführung von C-Code zu gestalten.</text:p>
      <text:p text:style-name="P11"/>
      <text:p text:style-name="P3">Wir alle drei hatten am Anfang gar keine Vorkenntisse über die AVR-Technologie. <text:span text:style-name="T14">Um ein besseres Verständis zu erlangen</text:span> haben wir uns ein <text:span text:style-name="T14">Elegoo UNO</text:span> Startet-Kit gekauft um uns mit allem bekannt zu machen. <text:span text:style-name="T14">Das Elegoo Uno unterscheidet sich in so gut wie nichts zu dem Arduino Uno. </text:span>Das Starter-Kit beinhaltet <text:span text:style-name="T15">neben dem Eleggo unterschiedlichste </text:span>Sensoren.</text:p>
      <text:p text:style-name="P3">Mit dem Ausprobieren von Sensoren entwickelten sich auch langsam Ideen für unser IoT-Projekt. Aber <text:span text:style-name="T16">für unser ersten AVR-Projekt </text:span>wollten wir nicht allzu schwer starten und entschieden für eine nicht so spektakuläre Wetterstation.</text:p>
      <text:p text:style-name="P11"/>
      <text:p text:style-name="P4">Mit dem Arduino hatten wir <text:span text:style-name="T17">den Temperatursensor </text:span>bald am Laufen und auch das Verbinden mit dem CC1101 funktionierte ohne große Probleme. Wir testeten die Übertragung mit dem Arduino im Praktikumsraum und schickten Temperatur und Luftfeuchtigkeit <text:span text:style-name="T18">von CC1101 zu</text:span> CC1101.</text:p>
      <text:p text:style-name="P11"/>
      <text:p text:style-name="P3"><text:span text:style-name="T20">Unser</text:span> nächste <text:span text:style-name="T19">Schritt</text:span> war nun das Arduino weck zu lassen und einen Standalone Microcontroller auf dem Breadboard zu bauen.</text:p>
      <text:p text:style-name="P3">Für unseren Controller verwenden wir einen ATmel Atmega328p Chip, also denselben der auch im Arduino Uno verbaut ist.</text:p>
      <text:p text:style-name="P8">Einschub 328p:</text:p>
      <text:p text:style-name="P5">Der <text:span text:style-name="T21">Atmel Atmega 328p ist ein 8-bit AVR-</text:span>Microcontroller <text:span text:style-name="T22">mit einem ISP </text:span>Flashspeicher von 32 KIB. <text:span text:style-name="T23">Erreicht eine CPU-Geschwindigkeit von bis zu 20 MIPS. 2KB SRAM, ...</text:span></text:p>
      <text:p text:style-name="P5">insgesamt 28 Pins.</text:p>
      <text:p text:style-name="P11"/>
      <text:p text:style-name="P3">Mit Einblick ins Datasheet des ATmega Chips konnten wir den Micocontroller richtig anschließen. Da wir fast alles zu Hause erledigt haben und nicht die <text:span text:style-name="T24">Geräte</text:span> im Praktikumsraum benutzen konnten, verwendet wir für die Stromversorgung unseres MCU den Elegoo Power MB v2. (Foto auf Folie). Mit ihm ist es uns möglich den MCU mit 3.3 oder 5 Volt zu versorgen.</text:p>
      <text:p text:style-name="P11"/>
      <text:p text:style-name="P3">Um den Chip zu programmieren verwenden wir den Pololu Programmer v2.</text:p>
      <text:p text:style-name="P8">Einschub pololu: done</text:p>
      <text:p text:style-name="P12"><text:span text:style-name="T4">Der Pololu USB AVR-Programmer ist ein kompakter ISP (In-System Programmer) für AVR Mikrocontroller. Der Programmer stellt ein Interface zur Übertragung eines kompilierten AVR Program</text:span><text:span text:style-name="T6">m</text:span><text:span text:style-name="T4">s vom PC zum Flash Speicher des Chips zur </text:span><text:span text:style-name="T7">V</text:span><text:span text:style-name="T4">erfügung. Da er zwei Ports besitzt, kann er auch als Schnittstelle für einen seriellen Monitor verwendet werden, indem man den Tx Ausgang des Chips an den Rx Eingang des Programmer steckt.</text:span></text:p>
      <text:p text:style-name="P12">Beim Suchen einer Entwicklungsumgebung für Windows ist uns als erstes Atmel Studio (ehemaliges AVR-Studio) vorgeschlagen worden. Ohne Vorkenntnisse und weiteres Suchen nach vielleicht besseren Alternativen arbeiteten wir uns dort ein.</text:p>
      <text:p text:style-name="P3">Durch ein paar einfachen Schritten wie das Installieren der Software WinAVR, das Einstellen des richtigen Microcontrollers und das Ei<text:span text:style-name="T25">n</text:span>richten des Programmers konnten wir bald den ersten Sketch auf unseren <text:span text:style-name="T26">S</text:span>tandalone MCU hochladen.</text:p>
      <text:p text:style-name="P3"/>
      <text:p text:style-name="P3"/>
      <text:p text:style-name="P8"><text:soft-page-break/>Einschub WinAVR: done</text:p>
      <text:p text:style-name="P13"><text:span text:style-name="T4">W</text:span><text:span text:style-name="T5">in</text:span><text:span text:style-name="T4">AVR ist ein kostenloser C und C++ Compiler für alle AVR-Mikrocontroller auf GNU Basis. WinAVR enthält neben dem Compiler und den erforderlichen Zusatzprogrammen, den sogenannten Binutils, noch einige andere Pakete, z.B. die Bibliotheken avr-libc oder avr-io, die Programmiersoftware AVRDUDE und den Editor Programmer's Notepad.</text:span></text:p>
      <text:p text:style-name="P14"><text:span text:style-name="T4">Nun allerdings </text:span><text:span text:style-name="T8">begannen wir </text:span><text:span text:style-name="T4">wieder von Anfang an mit einfachen Blink Sketch</text:span><text:span text:style-name="T8">es um uns in der neuen Umgebung einzugewöhnen.</text:span></text:p>
      <text:p text:style-name="P3">Wir verwenden kein Arduino Framework <text:span text:style-name="T27">zum Programmieren unseres Microcontrollers</text:span>, deshalb mussten wir Methoden wie pinMode, digitalRead und digitalWrite selber schreiben. Anstelle von Arduino importieren wir <text:span text:style-name="T28">nur die</text:span> avr.io Bibliothek,<text:span text:style-name="T11">die von WinAVR zu Verfügung gestellt wurde</text:span>, die uns Daten über den Ports für den jeweiligen MCU zur Verfügung stellt.</text:p>
      <text:p text:style-name="P8">Einschub pinMode,…: done</text:p>
      <text:p text:style-name="P11"/>
      <text:p text:style-name="P6"><text:span text:style-name="T29">Nach dem Implementieren dieser Funktionen </text:span>konnten wir <text:span text:style-name="T30">nun </text:span>auch einzelne Arduino Bibliotheken auf unserem Microcontroller hochladen.</text:p>
      <text:p text:style-name="P6"/>
      <text:p text:style-name="P7">Atmel Studio besitzt leider keinen wirklich brauchbaren Seriellen Monitor, deshalb installierten wir uns die Software “Tera Term” mit dem wir die Ausgaben kontrollieren konnten.</text:p>
      <text:p text:style-name="P10">Einschub Tera Term: done</text:p>
      <text:p text:style-name="P10"><text:span text:style-name="T9">Tera Term ist ein kostenloser Terminal-Emulator, der einfach einzurichten ist. Beim starten des Terminals kann man den Port auswählen, dessen Ausgabe man anzeigen lassen will. In unserem Beispiel war das der COM5 vom Pololu A</text:span><text:span text:style-name="T10">VR</text:span><text:span text:style-name="T9"> Programmer.</text:span></text:p>
      <text:p text:style-name="P6"/>
      <text:p text:style-name="P6"><text:span text:style-name="T30">Kommen wir zu unserem Sensor. </text:span>Zum Messen von Temperatur und Luftfeuchtigkeit verwenden wie einen DHT11-Sensor.</text:p>
      <text:p text:style-name="P8">Einschub DHT11 (kurze Erkärung):</text:p>
      <text:p text:style-name="P3">Diesen zum Laufen zu bringen brachte jedoch <text:span text:style-name="T31">in Hinblick auf </text:span>den anderen Sketches zuvor mehrere Schwierigkeiten.</text:p>
      <text:p text:style-name="P3"/>
      <text:p text:style-name="P3">Der Sensor spuckte allerdings keine brauchbaren Werte aus und brach immer wieder mit verschiedenen Fehlern ab. (oder mit 105??)</text:p>
      <text:p text:style-name="P11"/>
      <text:p text:style-name="P3">Wir entschlossen uns statt dem internen Oszillator des Microcontrollers, der eine Taktrate von bis zu 8Mhz erreichen kann, auf einen externen Quarz mit den selben Mhz wie <text:span text:style-name="T32">dem</text:span> Arduino, also 16Mhz, umzusteigen.</text:p>
      <text:p text:style-name="P3">Zwar wird in mehreren Foren erwähnt, dass für Sensoren wie einem Temperatur-Sensor der interne Oszillator leicht ausreichen müsste, aber wir versuchten es trotzdem.</text:p>
      <text:p text:style-name="P3">Nach dem Einbauen des 16Mhz Quarz und dem Einstellen der Fuse-Bits bei den Programmer-Einstellungen lief nun auch der DHT11-Temperatursensor ohne Probleme, ohne den Code von vorher <text:span text:style-name="T33">verändert zu haben</text:span>. Ob es nun wirklich an der Ungenauigkeit des internen Oszillator gelegen hat oder an etwas Andere<text:span text:style-name="T34">m</text:span> wissen wir leider nicht.</text:p>
      <text:p text:style-name="P3">Da ja auch zu sagen ist, dass je höher die Taktrate des MCU ist, der Stromverbrauch ansteigt.</text:p>
      <text:p text:style-name="P8">Einschub Fuse-Bits:</text:p>
      <text:p text:style-name="P11"/>
      <text:p text:style-name="P3">Dazu unseren DHT Code kurz erklärt und wie der Sensor arbeitet.</text:p>
      <text:p text:style-name="P11"/>
      <text:p text:style-name="P8">Einschub DHT11 (ausführlich):</text:p>
      <text:p text:style-name="P8">Power:</text:p>
      <text:p text:style-name="P1"><text:span text:style-name="T1">Der DHT11 Sensor wird mit 3,3 – 5.5VDC versorgt. Bei unserem Microcontroller verwenden wir für die Versorgung eine Spannung von 5 Volt.</text:span></text:p>
      <text:p text:style-name="P11"/>
      <text:p text:style-name="P1"><text:soft-page-break/><text:span text:style-name="T2">Communication Process:</text:span><text:span text:style-name="T1"> Serial Interface(Single-Wire Two-Way)</text:span></text:p>
      <text:p text:style-name="P3">Für die Kommunikation und die Synchonisation zwischen dem MCU und dem Temperatursensor wird das Single-bus data format verwendet.</text:p>
      <text:p text:style-name="P3">Ein Kommunikationsprozess dauert in etwa 4 ms.</text:p>
      <text:p text:style-name="P11"/>
      <text:p text:style-name="P3">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p>
      <text:p text:style-name="P11"/>
      <text:p text:style-name="P8">Communication Process:</text:p>
      <text:p text:style-name="P3">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p>
      <text:p text:style-name="P11"/>
      <text:p text:style-name="P1"><draw:frame draw:style-name="fr1" draw:name="1" text:anchor-type="as-char" svg:width="6.698in" style:rel-width="scale" svg:height="2.0835in" style:rel-height="scale" draw:z-index="0"><draw:object-ole xlink:href="./OleObj1" xlink:type="simple" xlink:show="embed" xlink:actuate="onLoad"/><draw:image xlink:href="./ObjectReplacements/OleObj1" xlink:type="simple" xlink:show="embed" xlink:actuate="onLoad"/></draw:frame></text:p>
      <text:p text:style-name="P3">Start Signal:</text:p>
      <text:p text:style-name="P3">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p>
      <text:p text:style-name="P11"/>
      <text:p text:style-name="P3">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p>
      <text:p text:style-name="P11"/>
      <text:p text:style-name="P3">Jedes bit wird folgendermaßen übertragen:</text:p>
      <text:p text:style-name="P3">Der Sensor beginnt mit einem 50us low-voltage-level, die Länge des darauffolgende high-voltage-level bestimmt dann den Wert 1 oder 0. Dauert das Signal zwischen 26-28us dann überträgt er eine “0”, hat das Signal eine Länge von 70us überträgt der DHT eine “1”.</text:p>
      <text:p text:style-name="P3">Ist das 40. und letzte Bit übertragen folgt ein pull down des voltage level für 50us. Danach geht der Single-Bus voltage zurück in den free status.</text:p>
      <text:p text:style-name="P11"/>
      <text:p text:style-name="P3">parse-Methode:</text:p>
      <text:p text:style-name="P3">Zum Abschluss sehen wir in der parse-Methode wie die empfangengen Daten verarbeitet werden und wie die Checksumme des DHT-Sensors zum Einsatz kommt.</text:p>
      <text:p text:style-name="P8">_____DHT fertig _________________________________________________________________</text:p>
      <text:p text:style-name="P11"/>
      <text:p text:style-name="P3">Da nun der Temperatur-Sensor verlässlich arbeitet, haben wir uns wieder dem CC1101 gewidmet. Zum Schluss gelang uns <text:span text:style-name="T35">dort </text:span>noch eine Kommunikation mit unserem Standalone MicroController und dem Arduino, <text:span text:style-name="T36">wie am Anfang von Arduino zu Arduino.</text:span></text:p>
      <text:p text:style-name="P11"/>
      <text:p text:style-name="P1"><text:soft-page-break/><text:span text:style-name="T1">I</text:span><text:span text:style-name="T2">n nächster Zeit ….</text:span></text:p>
      <text:p text:style-name="P3">Der DHT11-Sensor funktioniert nun, vielleicht werden wir unsere Wetterstation um einen weiteren Sensor erweitern.</text:p>
      <text:p text:style-name="P3">Natürlich müssen Details der Übertragung noch mit dem Station-Team besprochen werden. Und nach dem Abschluss die Platine bestellen und alles zusammenstelle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2" svg:font-family="Calibri"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0:48:42.461952491</dc:date>
    <meta:editing-duration>PT28M37S</meta:editing-duration>
    <meta:editing-cycles>49</meta:editing-cycles>
    <meta:generator>LibreOffice/6.0.7.3$Linux_X86_64 LibreOffice_project/00m0$Build-3</meta:generator>
    <meta:document-statistic meta:table-count="0" meta:image-count="0" meta:object-count="1" meta:page-count="4" meta:paragraph-count="60" meta:word-count="1247" meta:character-count="8547" meta:non-whitespace-character-count="7358"/>
  </office:meta>
</office:document-meta>
</file>